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1083in" fo:margin-right="0.2083in" fo:text-indent="-0.0075in" style:auto-text-indent="false">
        <style:tab-stops/>
      </style:paragraph-properties>
      <style:text-properties fo:font-size="14pt" fo:font-weight="bold" style:font-size-asian="14pt" style:font-weight-asian="bold"/>
    </style:style>
    <style:style style:name="P2" style:family="paragraph" style:parent-style-name="Standard">
      <style:paragraph-properties fo:margin-left="0.1083in" fo:margin-right="0.2083in" fo:text-align="justify" style:justify-single-word="false" fo:text-indent="-0.0075in" style:auto-text-indent="false">
        <style:tab-stops/>
      </style:paragraph-properties>
      <style:text-properties fo:font-size="11pt" fo:font-weight="bold" style:font-size-asian="11pt" style:font-weight-asian="bold"/>
    </style:style>
    <style:style style:name="P3" style:family="paragraph" style:parent-style-name="Standard">
      <style:paragraph-properties fo:margin-left="0.1008in" fo:margin-right="0.2083in" fo:text-align="justify" style:justify-single-word="false" fo:text-indent="0in" style:auto-text-indent="false">
        <style:tab-stops/>
      </style:paragraph-properties>
    </style:style>
    <style:style style:name="P4" style:family="paragraph" style:parent-style-name="Standard">
      <style:paragraph-properties fo:margin-left="0.1008in" fo:margin-right="0.2083in" fo:text-align="justify" style:justify-single-word="false" fo:text-indent="0in" style:auto-text-indent="false">
        <style:tab-stops/>
      </style:paragraph-properties>
      <style:text-properties fo:font-size="11pt" fo:font-weight="normal" style:font-size-asian="11pt" style:font-weight-asian="normal" style:font-size-complex="11pt" style:font-weight-complex="normal"/>
    </style:style>
    <style:style style:name="P5" style:family="paragraph" style:parent-style-name="Standard" style:list-style-name="L1">
      <style:paragraph-properties fo:margin-left="0.1083in" fo:margin-right="0.2083in" fo:text-align="justify" style:justify-single-word="false" fo:text-indent="-0.0075in" style:auto-text-indent="false">
        <style:tab-stops/>
      </style:paragraph-properties>
    </style:style>
    <style:style style:name="P6" style:family="paragraph" style:parent-style-name="Standard" style:list-style-name="L3">
      <style:paragraph-properties fo:margin-left="0.1083in" fo:margin-right="0.2083in" fo:text-align="justify" style:justify-single-word="false" fo:text-indent="-0.0075in" style:auto-text-indent="false">
        <style:tab-stops/>
      </style:paragraph-properties>
    </style:style>
    <style:style style:name="P7" style:family="paragraph" style:parent-style-name="Standard">
      <style:paragraph-properties fo:margin-left="0.1083in" fo:margin-right="0.2083in" fo:text-align="justify" style:justify-single-word="false" fo:text-indent="-0.0075in" style:auto-text-indent="false">
        <style:tab-stops/>
      </style:paragraph-properties>
      <style:text-properties fo:font-size="11pt" fo:font-weight="normal" style:font-size-asian="11pt" style:font-weight-asian="normal" style:font-size-complex="11pt" style:font-weight-complex="normal"/>
    </style:style>
    <style:style style:name="P8" style:family="paragraph" style:parent-style-name="Standard" style:list-style-name="L1">
      <style:paragraph-properties fo:margin-left="0.1083in" fo:margin-right="0.2083in" fo:text-align="justify" style:justify-single-word="false" fo:text-indent="-0.0075in" style:auto-text-indent="false">
        <style:tab-stops/>
      </style:paragraph-properties>
      <style:text-properties fo:font-size="11pt" fo:font-weight="normal" style:font-size-asian="11pt" style:font-weight-asian="normal" style:font-size-complex="11pt"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Tech Thesis:</text:p>
      <text:p text:style-name="P1"/>
      <text:p text:style-name="P2"><text:s/>Title : <text:span text:style-name="T7">A tool to <text:s/></text:span><text:span text:style-name="T5">Benchmark Programming languages (C,C++,JAVA,Python,Cython,Haskell)</text:span></text:p>
      <text:p text:style-name="P3"><text:span text:style-name="T1"><text:s/>Thesis Advisor : </text:span><text:span text:style-name="T2">Dr. Amey Karkare, Department of Computer Science &amp; Engineering, IIT </text:span></text:p>
      <text:p text:style-name="P4">Kanpur</text:p>
      <text:list xml:id="list939514591" text:style-name="L1">
        <text:list-header>
          <text:p text:style-name="P5"><text:span text:style-name="T1">Overview :: </text:span><text:span text:style-name="T2">Bench-marked various programming languages and to complete a 3-dimensional matrix with the three dimensions as </text:span><text:span text:style-name="T3">Fields</text:span><text:span text:style-name="T2">(Graph Theory, Web Programming, Numerical Computability, NP-Hard etc.), </text:span><text:span text:style-name="T3">Languages(C, C++, JAVA, Python, Cython, Haskell)</text:span><text:span text:style-name="T2"> and </text:span><text:span text:style-name="T3">Attributes</text:span><text:span text:style-name="T2">(such as Compile time, Memory Usage, Security, Debugging etc.). Finally, we aim to develop a GUI tool to manifest the results.</text:span></text:p>
          <text:p text:style-name="P8"/>
          <text:p text:style-name="P8">The tool will be defined by </text:p>
        </text:list-header>
        <text:list-item>
          <text:p text:style-name="P5"><text:span text:style-name="T2">performing various experiments on the data, and </text:span></text:p>
        </text:list-item>
        <text:list-item>
          <text:p text:style-name="P5"><text:span text:style-name="T2">further using the results obtained by these experiments wisely to fill the 3D matrix. </text:span></text:p>
          <text:p text:style-name="P5"><text:span text:style-name="T2"/></text:p>
          <text:p text:style-name="P5"><text:span text:style-name="T2">The input data will be vast set of problems. This problem set is divided into again 3 set:-</text:span></text:p>
        </text:list-item>
      </text:list>
      <text:list xml:id="list203808701" text:style-name="L3">
        <text:list-item>
          <text:p text:style-name="P6"><text:span text:style-name="T2">Learning Set</text:span></text:p>
        </text:list-item>
        <text:list-item>
          <text:p text:style-name="P6"><text:span text:style-name="T2">Testing Set</text:span></text:p>
        </text:list-item>
        <text:list-item>
          <text:p text:style-name="P6"><text:bookmark-start text:name="__DdeLink__564_147768633"/><text:span text:style-name="T2">Verifying</text:span><text:bookmark-end text:name="__DdeLink__564_147768633"/><text:span text:style-name="T2"> Set <text:s/></text:span></text:p>
        </text:list-item>
      </text:list>
      <text:list xml:id="list1262805445" text:continue-list="list939514591" text:style-name="L1">
        <text:list-header>
          <text:p text:style-name="P8"/>
          <text:p text:style-name="P8">The GUI tool will show the previously calculated statistics and/or analysis as opted by the user. The statistical part will show all the calculated results in the form of tables, which can be viewed in any of the format(either language wise or field wise or sorted with respect to the attributes).</text:p>
          <text:p text:style-name="P8">The other one is analysis part, in which we will display our analysis on the performance of various languages (in various fields) using the data that we calculated in the statistical part. We can also include characteristics of a language(for user's help) in this section.</text:p>
        </text:list-header>
      </text:list>
      <text:p text:style-name="P7"/>
      <text:p text:style-name="P7">GUI can be a webpage (using HTML/XML etc.) or it can be an application(made in J2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hul Gupta</meta:initial-creator>
    <meta:creation-date>2012-09-03T03:11:34</meta:creation-date>
    <dc:date>2012-09-05T13:09:21</dc:date>
    <dc:creator>Rahul Gupta</dc:creator>
    <meta:editing-duration>PT10H20M01S</meta:editing-duration>
    <meta:editing-cycles>3</meta:editing-cycles>
    <meta:generator>OpenOffice.org/3.2$Linux OpenOffice.org_project/320m12$Build-9483</meta:generator>
    <meta:document-statistic meta:table-count="0" meta:image-count="0" meta:object-count="0" meta:page-count="1" meta:paragraph-count="15" meta:word-count="248" meta:character-count="1547"/>
  </office:meta>
</office:document-meta>
</file>